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7.294cm" fo:min-width="7.313cm"/>
    </style:style>
    <style:style style:name="gr5" style:family="graphic" style:parent-style-name="objectwithoutfill">
      <style:graphic-properties svg:stroke-color="#bf0041" draw:marker-end="Symmetric_20_Arrow" draw:fill="solid" draw:textarea-vertical-align="middle"/>
    </style:style>
    <style:style style:name="gr6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8.49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7.9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3cm" svg:height="0.627cm" svg:x="8.239cm" svg:y="10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9.255cm" svg:y1="10.737cm" svg:x2="8.747cm" svg:y2="10.737cm">
          <text:p/>
        </draw:line>
        <draw:line draw:style-name="gr3" draw:text-style-name="P1" draw:layer="layout" svg:x1="14.435cm" svg:y1="15.863cm" svg:x2="14.435cm" svg:y2="16.371cm">
          <text:p/>
        </draw:line>
        <draw:line draw:style-name="gr1" draw:text-style-name="P1" draw:layer="layout" svg:x1="1.254cm" svg:y1="16.113cm" svg:x2="9.001cm" svg:y2="16.119cm">
          <text:p/>
        </draw:line>
        <draw:line draw:style-name="gr1" draw:text-style-name="P1" draw:layer="layout" svg:x1="9.001cm" svg:y1="23.479cm" svg:x2="9.001cm" svg:y2="15.991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21.45cm" svg:x2="8.747cm" svg:y2="21.45cm">
          <text:p/>
        </draw:line>
        <draw:custom-shape draw:style-name="gr4" draw:text-style-name="P4" draw:layer="layout" svg:width="11.049cm" svg:height="10.668cm" svg:x="3.413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589cm" svg:height="1.008cm" draw:transform="skewX (-0.0949459113084915) rotate (1.38998021628828) translate (9.85806262920852cm 16.0260991406382cm)" svg:viewBox="0 0 1590 1009" svg:d="M0 1009c1343-1 1590-1009 1590-1009">
          <text:p/>
        </draw:path>
        <draw:frame draw:style-name="gr2" draw:text-style-name="P2" draw:layer="layout" svg:width="0.498cm" svg:height="0.443cm" svg:x="11.033cm" svg:y="14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592cm" svg:height="0.679cm" svg:x="14.462cm" svg:y="6.20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946cm" svg:height="0.719cm" svg:x="10.271cm" svg:y="10.14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" draw:text-style-name="P1" draw:layer="layout" svg:x1="9.001cm" svg:y1="16.114cm" svg:x2="14.335cm" svg:y2="6.969cm">
          <text:p/>
        </draw:line>
        <draw:line draw:style-name="gr7" draw:text-style-name="P1" draw:layer="layout" svg:x1="9.001cm" svg:y1="16.113cm" svg:x2="11.668cm" svg:y2="11.541cm">
          <text:p/>
        </draw:line>
        <draw:line draw:style-name="gr8" draw:text-style-name="P1" draw:layer="layout" svg:x1="9.001cm" svg:y1="16.113cm" svg:x2="14.462cm" svg:y2="16.113cm">
          <text:p/>
        </draw:line>
        <draw:line draw:style-name="gr8" draw:text-style-name="P1" draw:layer="layout" svg:x1="9.001cm" svg:y1="16.113cm" svg:x2="9.001cm" svg:y2="10.779cm">
          <text:p/>
        </draw:line>
        <draw:frame draw:style-name="gr2" draw:text-style-name="P2" draw:layer="layout" svg:width="0.493cm" svg:height="0.627cm" svg:x="9.763cm" svg:y="16.2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493cm" svg:height="0.627cm" svg:x="8.127cm" svg:y="14.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483cm" svg:height="0.627cm" svg:x="14.741cm" svg:y="16.3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1.013cm" svg:height="0.627cm" svg:x="9.334cm" svg:y="21.7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1.013cm" svg:height="0.627cm" svg:x="2.019cm" svg:y="16.37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0.497cm" svg:height="0.627cm" svg:x="8.212cm" svg:y="16.36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1-01T21:36:20.359338922</dc:date>
    <meta:editing-duration>PT1H22M49S</meta:editing-duration>
    <meta:editing-cycles>36</meta:editing-cycles>
    <meta:generator>LibreOffice/6.4.7.2$Linux_X86_64 LibreOffice_project/4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style color="red">
      <mrow>
        <msub>
          <mi>M</mi>
          <mn>0</mn>
        </msub>
        <mrow>
          <mo fence="true" stretchy="false">(</mo>
          <mrow>
            <msub>
              <mi>z</mi>
              <mn>0</mn>
            </msub>
          </mrow>
          <mo fence="true" stretchy="false">)</mo>
        </mrow>
      </mrow>
    </mstyle>
    <annotation encoding="StarMath 5.0">color red {M_0(z_0)}</annotation>
  </semantics>
</math>
</file>

<file path=Object 11/content.xml><?xml version="1.0" encoding="utf-8"?>
<math xmlns="http://www.w3.org/1998/Math/MathML" display="block">
  <semantics>
    <mstyle color="blue">
      <mover accent="true">
        <mi>u</mi>
        <mo stretchy="true">⃗</mo>
      </mover>
    </mstyle>
    <annotation encoding="StarMath 5.0">color blue { widevec {u}  }</annotation>
  </semantics>
</math>
</file>

<file path=Object 12/content.xml><?xml version="1.0" encoding="utf-8"?>
<math xmlns="http://www.w3.org/1998/Math/MathML" display="block">
  <semantics>
    <mstyle color="blue">
      <mover accent="true">
        <mi>v</mi>
        <mo stretchy="true">⃗</mo>
      </mover>
    </mstyle>
    <annotation encoding="StarMath 5.0">color blue { widevec {v}  }</annotation>
  </semantics>
</math>
</file>

<file path=Object 13/content.xml><?xml version="1.0" encoding="utf-8"?>
<math xmlns="http://www.w3.org/1998/Math/MathML" display="block">
  <semantics>
    <mstyle color="green">
      <mrow>
        <mi>M</mi>
        <mrow>
          <mo fence="true" stretchy="false">(</mo>
          <mrow>
            <mi>z</mi>
          </mrow>
          <mo fence="true" stretchy="false">)</mo>
        </mrow>
      </mrow>
    </mstyle>
    <annotation encoding="StarMath 5.0">color green {M(z)}</annotation>
  </semantics>
</math>
</file>

<file path=Object 14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i>θ</mi>
    </mstyle>
    <annotation encoding="StarMath 5.0">color red {%theta}</annotation>
  </semantics>
</math>
</file>

<file path=Object 4/content.xml><?xml version="1.0" encoding="utf-8"?>
<math xmlns="http://www.w3.org/1998/Math/MathML" display="block">
  <semantics>
    <mn>1</mn>
    <annotation encoding="StarMath 5.0">1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